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6f8c"/>
    </style:style>
    <style:style style:name="P2" style:family="paragraph" style:parent-style-name="Standard">
      <style:text-properties officeooo:rsid="000abfb2" officeooo:paragraph-rsid="000abfb2"/>
    </style:style>
    <style:style style:name="P3" style:family="paragraph" style:parent-style-name="Standard">
      <style:text-properties officeooo:rsid="000bc88d" officeooo:paragraph-rsid="000bc88d"/>
    </style:style>
    <style:style style:name="T1" style:family="text">
      <style:text-properties officeooo:rsid="000af44d"/>
    </style:style>
    <style:style style:name="T2" style:family="text">
      <style:text-properties officeooo:rsid="000bc8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exander J King</text:p>
      <text:p text:style-name="P3">Comparative Programming Languages</text:p>
      <text:p text:style-name="P1"><text:span text:style-name="T2">H</text:span>omework #7 </text:p>
      <text:p text:style-name="P1"/>
      <text:p text:style-name="P1"/>
      <text:p text:style-name="P1">1) Create a program in C++ or C# that forces one data type to be converted into another (using explicit type conversion). Show the Source code.</text:p>
      <text:p text:style-name="P2">int a = 1;</text:p>
      <text:p text:style-name="P2">Console.WriteLine(a);</text:p>
      <text:p text:style-name="P2">float a;</text:p>
      <text:p text:style-name="P2">Console.WriteLine(a);</text:p>
      <text:p text:style-name="P2"/>
      <text:p text:style-name="P1"/>
      <text:p text:style-name="P1">2) What is short-circuit evaluation?</text:p>
      <text:p text:style-name="P1">• An expression in which the result is</text:p>
      <text:p text:style-name="P1">determined without evaluating all of the</text:p>
      <text:p text:style-name="P1">operands and/or operators</text:p>
      <text:p text:style-name="P1">• Example: (13 * a) * (b / 13 – 1)</text:p>
      <text:p text:style-name="P1">If a is zero, there is no need to evaluate (b /13</text:p>
      <text:p text:style-name="P1">- 1) </text:p>
      <text:p text:style-name="P1"/>
      <text:p text:style-name="P1">3) Define functional side effect.</text:p>
      <text:p text:style-name="P1">Functional side effects: when a function changes a</text:p>
      <text:p text:style-name="P1">two-way parameter or a non-local variable</text:p>
      <text:p text:style-name="P1"/>
      <text:p text:style-name="P1">4) Define operator precedence and operator associativity.</text:p>
      <text:p text:style-name="P1">The operator associativity rules for expression</text:p>
      <text:p text:style-name="P1">evaluation define the order in which adjacent</text:p>
      <text:p text:style-name="P1">operators with the same precedence level are</text:p>
      <text:p text:style-name="P1">evaluated</text:p>
      <text:p text:style-name="P1">• Typical associativity rules</text:p>
      <text:p text:style-name="P1">– Left to right, except **, which is right to left</text:p>
      <text:p text:style-name="P1">– Sometimes unary operators associate right to left (e.g., in</text:p>
      <text:p text:style-name="P1">FORTRAN)</text:p>
      <text:p text:style-name="P1">• APL is different; all operators have equal</text:p>
      <text:p text:style-name="P1">precedence and all operators associate right to left</text:p>
      <text:p text:style-name="P1">• Precedence and associativity rules can be overriden</text:p>
      <text:p text:style-name="P1">with parentheses</text:p>
      <text:p text:style-name="P1"/>
      <text:p text:style-name="P1">5) Do you think the elimination of overloaded operators in a language would be beneficial? Why or why not?</text:p>
      <text:p text:style-name="P2"><text:span text:style-name="T1">No</text:span>. <text:span text:style-name="T1">Function overloading solves the problem of sorting for datatypes. </text:span></text:p>
      <text:p text:style-name="P1"/>
      <text:p text:style-name="P1">6) Assume the following rules of associativity and precedence for expressions:</text:p>
      <text:p text:style-name="P1">Precedence: </text:p>
      <text:p text:style-name="P1">Highest *, /, not+, –, &amp;, mod– (unary)=, /=, &lt; , &lt;=, &gt;=, &gt;and </text:p>
      <text:p text:style-name="P1">Lowest or, xor </text:p>
      <text:p text:style-name="P1">Associativity Left to right </text:p>
      <text:p text:style-name="P1"/>
      <text:p text:style-name="P1"><text:soft-page-break/>Show the order of evaluation of the following expressions by parenthesizing all subexpressions and placing a superscript on the right parenthesis to indicate order. </text:p>
      <text:p text:style-name="P1"/>
      <text:p text:style-name="P1">For example, for the expression a + b * c + d the order of evaluation would be represented as ((a + (b * c)1)2 + d)3 </text:p>
      <text:p text:style-name="P1">a. <text:span text:style-name="T1">(</text:span>a * b<text:span text:style-name="T1">)</text:span> – <text:span text:style-name="T1">(</text:span>1 + c<text:span text:style-name="T1">)</text:span> </text:p>
      <text:p text:style-name="P1">b. <text:span text:style-name="T1">{</text:span>a * (b – 1) <text:span text:style-name="T1">}</text:span>/ <text:span text:style-name="T1">(</text:span>c mod d <text:span text:style-name="T1">)</text:span></text:p>
      <text:p text:style-name="P1">c. <text:span text:style-name="T1">{</text:span>(a – b) / c<text:span text:style-name="T1">}</text:span> &amp; (d * e / a – 3) </text:p>
      <text:p text:style-name="P1">d. -a or c = d and e – <text:span text:style-name="T1">no edit? </text:span></text:p>
      <text:p text:style-name="P1">e. <text:span text:style-name="T1">(</text:span>a &gt; b<text:span text:style-name="T1">)</text:span> xor <text:span text:style-name="T1">(</text:span>c or d <text:span text:style-name="T1">)</text:span>&lt;= 17 </text:p>
      <text:p text:style-name="P1">f. -a + b</text:p>
      <text:p text:style-name="P1"><text:s/>Now show the order evaluation of the expression (in a thru f), assuming that there are no precedence rules and all operators associate right to left. </text:p>
      <text:p text:style-name="P1"/>
      <text:p text:style-name="P3">a*b-1+c</text:p>
      <text:p text:style-name="P3">a*b-1/c mod d</text:p>
      <text:p text:style-name="P3">a-b/c &amp; d*e / a-3</text:p>
      <text:p text:style-name="P3">-a or c = d and e</text:p>
      <text:p text:style-name="P3">a&gt;b xor c or d &lt;= 17</text:p>
      <text:p text:style-name="P3">-a+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4:09:51.501000000</meta:creation-date>
    <dc:date>2020-03-23T14:22:22.824000000</dc:date>
    <meta:editing-duration>PT1M49S</meta:editing-duration>
    <meta:editing-cycles>1</meta:editing-cycles>
    <meta:document-statistic meta:table-count="0" meta:image-count="0" meta:object-count="0" meta:page-count="2" meta:paragraph-count="53" meta:word-count="401" meta:character-count="2168" meta:non-whitespace-character-count="1797"/>
    <meta:generator>LibreOffice/6.1.2.1$Windows_X86_64 LibreOffice_project/65905a128db06ba48db947242809d14d3f9a93fe</meta:generator>
  </office:meta>
</office:document-meta>
</file>